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6c5" officeooo:paragraph-rsid="000916c5"/>
    </style:style>
    <style:style style:name="P2" style:family="paragraph" style:parent-style-name="Standard">
      <style:text-properties officeooo:rsid="000916c5" officeooo:paragraph-rsid="00091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 Docs</text:p>
      <text:p text:style-name="Standard"><text:a xlink:type="simple" xlink:href="https://support.google.com/docs/answer/179738?hl=en&amp;co=GENIE.Platform%3DDesktop#zippy=%2Cpc-shortcuts" text:style-name="Internet_20_link" text:visited-style-name="Visited_20_Internet_20_Link"/></text:p>
      <text:p text:style-name="Standard"><text:a xlink:type="simple" xlink:href="https://support.google.com/docs/answer/179738?hl=en&amp;co=GENIE.Platform%3DDesktop#zippy=%2Cpc-shortcuts" text:style-name="Internet_20_link" text:visited-style-name="Visited_20_Internet_20_Link">https://support.google.com/docs/answer/179738?hl=en&amp;co=GENIE.Platform%3DDesktop#zippy=%2Cpc-shortcuts</text:a></text:p>
      <text:p text:style-name="Standard"/>
      <text:p text:style-name="Standard"/>
      <text:p text:style-name="Standard"/>
      <text:p text:style-name="P1">Microsoft Word</text:p>
      <text:p text:style-name="Standard"/>
      <text:p text:style-name="Standard"><text:a xlink:type="simple" xlink:href="https://support.microsoft.com/en-us/topic/keyboard-shortcuts-in-word-95ef89dd-7142-4b50-afb2-f762f663ceb2" text:style-name="Internet_20_link" text:visited-style-name="Visited_20_Internet_20_Link">https://support.microsoft.com/en-us/topic/keyboard-shortcuts-in-word-95ef89dd-7142-4b50-afb2-f762f663ceb2</text:a></text:p>
      <text:p text:style-name="Standard"><text:a xlink:type="simple" xlink:href="https://www.howtogeek.com/357623/microsoft-word-keyboard-shortcuts-that-make-your-life-easier/" text:style-name="Internet_20_link" text:visited-style-name="Visited_20_Internet_20_Link">https://www.howtogeek.com/357623/microsoft-word-keyboard-shortcuts-that-make-your-life-easier/</text:a> </text:p>
      <text:p text:style-name="Standard"><text:a xlink:type="simple" xlink:href="https://www.computerworld.com/article/3616471/handy-word-keyboard-shortcuts-for-windows-and-mac.html" text:style-name="Internet_20_link" text:visited-style-name="Visited_20_Internet_20_Link">https://www.computerworld.com/article/3616471/handy-word-keyboard-shortcuts-for-windows-and-mac.html</text:a> </text:p>
      <text:p text:style-name="Standard"/>
      <text:p text:style-name="P1">LibreOffice Writer</text:p>
      <text:p text:style-name="P1"/>
      <text:p text:style-name="P1"><text:a xlink:type="simple" xlink:href="https://help.libreoffice.org/3.3/Writer/Shortcut_Keys_for_Writer" text:style-name="Internet_20_link" text:visited-style-name="Visited_20_Internet_20_Link">https://help.libreoffice.org/3.3/Writer/Shortcut_Keys_for_Writer</text:a> </text:p>
      <text:p text:style-name="P1"><text:a xlink:type="simple" xlink:href="https://help.libreoffice.org/6.2/en-US/text/swriter/04/01020000.html" text:style-name="Internet_20_link" text:visited-style-name="Visited_20_Internet_20_Link">https://help.libreoffice.org/6.2/en-US/text/swriter/04/01020000.html</text:a>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14:46:01.476000000</dc:date>
    <meta:editing-duration>PT9M14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9" meta:word-count="12" meta:character-count="579" meta:non-whitespace-character-count="572"/>
  </office:meta>
</office:document-meta>
</file>